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327" officeooo:paragraph-rsid="001d0327"/>
    </style:style>
    <style:style style:name="P2" style:family="paragraph" style:parent-style-name="Standard">
      <style:paragraph-properties fo:text-align="justify" style:justify-single-word="false"/>
      <style:text-properties officeooo:rsid="001d0327" officeooo:paragraph-rsid="001d0327"/>
    </style:style>
    <style:style style:name="P3" style:family="paragraph" style:parent-style-name="Standard">
      <style:paragraph-properties fo:text-align="justify" style:justify-single-word="false"/>
      <style:text-properties officeooo:rsid="001d0327" officeooo:paragraph-rsid="001ddb9f"/>
    </style:style>
    <style:style style:name="P4" style:family="paragraph" style:parent-style-name="Standard">
      <style:paragraph-properties fo:text-align="center" style:justify-single-word="false"/>
      <style:text-properties fo:font-size="16pt" officeooo:rsid="001d0327" officeooo:paragraph-rsid="001d032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ddb9f" officeooo:paragraph-rsid="001ddb9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d0327" officeooo:paragraph-rsid="001d032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officeooo:rsid="001d0327" officeooo:paragraph-rsid="001d0327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fo:font-style="italic" officeooo:rsid="001d0327" officeooo:paragraph-rsid="001d0327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end" style:justify-single-word="false"/>
      <style:text-properties fo:font-size="14pt" fo:font-style="italic" officeooo:rsid="001d0327" officeooo:paragraph-rsid="001ddb9f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style="italic" officeooo:rsid="001d0327" officeooo:paragraph-rsid="001d0327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1ddb9f" officeooo:paragraph-rsid="001ddb9f"/>
    </style:style>
    <style:style style:name="P12" style:family="paragraph" style:parent-style-name="Standard">
      <style:paragraph-properties fo:text-align="justify" style:justify-single-word="false"/>
      <style:text-properties officeooo:rsid="001e3d1c" officeooo:paragraph-rsid="001d0327"/>
    </style:style>
    <style:style style:name="P13" style:family="paragraph" style:parent-style-name="Standard">
      <style:paragraph-properties fo:text-align="justify" style:justify-single-word="false"/>
      <style:text-properties officeooo:rsid="00229476" officeooo:paragraph-rsid="00229476"/>
    </style:style>
    <style:style style:name="P14" style:family="paragraph" style:parent-style-name="Standard">
      <style:paragraph-properties fo:text-align="justify" style:justify-single-word="false"/>
      <style:text-properties officeooo:rsid="00237ffb" officeooo:paragraph-rsid="00237ffb"/>
    </style:style>
    <style:style style:name="P15" style:family="paragraph" style:parent-style-name="Standard">
      <style:paragraph-properties fo:text-align="justify" style:justify-single-word="false"/>
      <style:text-properties officeooo:rsid="00237ffb" officeooo:paragraph-rsid="0024acf1"/>
    </style:style>
    <style:style style:name="P16" style:family="paragraph" style:parent-style-name="Standard">
      <style:paragraph-properties fo:text-align="justify" style:justify-single-word="false"/>
      <style:text-properties officeooo:rsid="0024acf1" officeooo:paragraph-rsid="0024acf1"/>
    </style:style>
    <style:style style:name="P17" style:family="paragraph" style:parent-style-name="Standard">
      <style:paragraph-properties fo:text-align="justify" style:justify-single-word="false"/>
      <style:text-properties officeooo:rsid="0024acf1" officeooo:paragraph-rsid="0025204d"/>
    </style:style>
    <style:style style:name="P18" style:family="paragraph" style:parent-style-name="Standard">
      <style:paragraph-properties fo:text-align="justify" style:justify-single-word="false"/>
      <style:text-properties officeooo:rsid="0025204d" officeooo:paragraph-rsid="0025204d"/>
    </style:style>
    <style:style style:name="P19" style:family="paragraph" style:parent-style-name="Standard">
      <style:paragraph-properties fo:text-align="justify" style:justify-single-word="false"/>
      <style:text-properties officeooo:rsid="0025204d" officeooo:paragraph-rsid="00266c11"/>
    </style:style>
    <style:style style:name="P20" style:family="paragraph" style:parent-style-name="Standard">
      <style:paragraph-properties fo:text-align="justify" style:justify-single-word="false"/>
      <style:text-properties officeooo:rsid="00266c11" officeooo:paragraph-rsid="00266c11"/>
    </style:style>
    <style:style style:name="T1" style:family="text">
      <style:text-properties officeooo:rsid="001ddb9f"/>
    </style:style>
    <style:style style:name="T2" style:family="text">
      <style:text-properties officeooo:rsid="001e3d1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4acf1"/>
    </style:style>
    <style:style style:name="T5" style:family="text">
      <style:text-properties officeooo:rsid="0025204d"/>
    </style:style>
    <style:style style:name="T6" style:family="text">
      <style:text-properties officeooo:rsid="00266c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afika 3D i <text:span text:style-name="T2">systemy multimedialne 2</text:span></text:p>
      <text:p text:style-name="P4"/>
      <text:p text:style-name="P5">prowadzący: <text:span text:style-name="T3">dr inż. Jan Nikodem</text:span></text:p>
      <text:p text:style-name="P5"/>
      <text:p text:style-name="P6">Projekt: <text:span text:style-name="T2">Trójwymiarowy m</text:span>odel flagi powiewającej na wietrze</text:p>
      <text:p text:style-name="P1"/>
      <text:p text:style-name="P7">Skład grupy:<text:line-break/><text:span text:style-name="T3">Maciej Baj</text:span></text:p>
      <text:p text:style-name="P8">Jacek Choroszy</text:p>
      <text:p text:style-name="P8">Marcin Jackowski</text:p>
      <text:p text:style-name="P9">Marek <text:span text:style-name="T1">Sroga</text:span></text:p>
      <text:p text:style-name="P10"/>
      <text:p text:style-name="Subtitle">Opis projektu</text:p>
      <text:p text:style-name="P2"/>
      <text:p text:style-name="P2">Projekt polega na wykonaniu komputerowej sceny 3D. <text:span text:style-name="T1">Do wykonania z</text:span>ostanie użyty edytor grafiki 3D „Unity 3D”. Głównym elementem animacji będzie flaga, poruszająca się pod wpływem działania na nią siły wiatru.</text:p>
      <text:p text:style-name="P2"/>
      <text:p text:style-name="P2"><text:s/>Użytkownik będzie miał możliwość interakcji z wirtualnym światem poprzez:</text:p>
      <text:p text:style-name="P2"/>
      <text:p text:style-name="P2">1. <text:span text:style-name="T2">Z</text:span>mianę punktu obserwacji sceny</text:p>
      <text:p text:style-name="P2"/>
      <text:p text:style-name="P2">Symulacja przemieszczania się człowieka na scenie, tak by móc obserwować flagę z każdej pozycji. W tym celu niezbędne jest zaimplementowanie możliwości przemieszczania się na scenie oraz obracanie się postaci, zmieniając tym samym widziany wycinek sceny. <text:span text:style-name="T2">Przemieszczaniu towarzyszyć będą dźwięki przypominające rzeczywisty chód człowieka.</text:span></text:p>
      <text:p text:style-name="P2"/>
      <text:p text:style-name="P2">2. <text:span text:style-name="T2">Z</text:span>mianę kierunku wiatru</text:p>
      <text:p text:style-name="P2"/>
      <text:p text:style-name="P3">Użytkownik może wpływać na kierunek wiania wiatru. Kierunek może zostać określony poprzez kąt jaki utworzy punkt umocowania flagi z dowolnym punktem <text:span text:style-name="T1">na scenie, uwzględniając wszystkie trzy współrzędne. Edytowalny będzie również wektor siły wiatru za pomocą intuicyjnego suwaka.</text:span></text:p>
      <text:p text:style-name="P11">Do realizacji siły wiatru wykorzystany zostanie element edytora Unity. Zmiana kierunku i siły wiatru spowoduje pożądaną zmianę zachowania flagi. Wiatr będzie wydawał odpowiedni dźwięk o intensywności proprocjonalnej do jego siły.</text:p>
      <text:p text:style-name="P12"/>
      <text:p text:style-name="P12"/>
      <text:p text:style-name="Subtitle">Realizacja</text:p>
      <text:p text:style-name="P13"/>
      <text:p text:style-name="P13">1. Element flagi</text:p>
      <text:p text:style-name="P13"/>
      <text:p text:style-name="P16">Flaga została zrealizona jako złożenie dwóch komponentów- masztu (cylindra) oraz materiałowej flagi. </text:p>
      <text:p text:style-name="P14"/>
      <text:p text:style-name="P14">------------------- <text:span text:style-name="T4">ZDJ: FLAGA --------------</text:span></text:p>
      <text:p text:style-name="P15">Materiał flagi <text:span text:style-name="T4">został zrealizowany jako</text:span> komponent 'Cloth'. <text:span text:style-name="T4">Mocowanie flagi do masztu działa w oparciu o zdefiniowanie dwóch stałych punktów materiału flagi- miejsca, w których flaga łączy się </text:span><text:soft-page-break/><text:span text:style-name="T4">z masztem. Dzięki temu uzyskuje się wrażenie, jakby flaga była przyczepiona do masztu. </text:span></text:p>
      <text:p text:style-name="P15"/>
      <text:p text:style-name="P15"/>
      <text:p text:style-name="P15">------------------- <text:span text:style-name="T4">ZDJ: MOCOWANIA FLAGI DO MASZTU --------------</text:span></text:p>
      <text:p text:style-name="P15"/>
      <text:p text:style-name="P15"/>
      <text:p text:style-name="P15">Każdy <text:s/>element <text:span text:style-name="T4">typu 'Cloth' </text:span>ma parametry: External Acceleration oraz Random Acceleration, które służą do modelowania odpowiednio- kierunkowych oraz losowych zmian. Chcąc symulować działanie wiatru na flagę należy odpowiednio sterować tymi parametrami. <text:span text:style-name="T4">Random Acceleration, to stała składowa wiatru. Podczas zmiany kierunku wiatru zmienia się tylko parametr External Acceleration- kierunkowa siła wiatru. Jest to wektor w trójwymiarowej płaszczyźnie o początku w miejscu, gdzie znajduje się maszt flagi. Drugim końcem wektora sterujemy za pomocą suwaków, zmieniając współrzędną X i Y końca wektora. Dzięki temu jesteśmy w stanie symulować rzeczywiste działanie wiatru na flagę- sterować możemy zarówno kierunkiem działania siły wiatru na materiał jak również samą siłą wiatru. Jest ona wprost proporcjonalna do długości opisywanego wektora. </text:span></text:p>
      <text:p text:style-name="P13"/>
      <text:p text:style-name="P15">------------------- <text:span text:style-name="T4">ZDJ: WIATR WIEJE MOCNO <text:s/>--------------</text:span></text:p>
      <text:p text:style-name="P15"/>
      <text:p text:style-name="P17">Szybko okaże się, że bez <text:span text:style-name="T5">dodatkowych zabiegów flaga zostanie wyrenderowana tylko z jednej strony. Należy określić parametr 'Shader' projektu z domyślnego typu na 'Sprites/Diffuse'.</text:span></text:p>
      <text:p text:style-name="P17"/>
      <text:p text:style-name="P20">----------------- ZDJ: NIEWYRENDEROWANA Z 1 STRONY FLAGA -------------------------------</text:p>
      <text:p text:style-name="P17"><text:span text:style-name="T5"><text:s/></text:span></text:p>
      <text:p text:style-name="P13">2. <text:span text:style-name="T4">Teren</text:span></text:p>
      <text:p text:style-name="P13"/>
      <text:p text:style-name="P18">Teren jest komponentem typu 'Terrain'. Środowisko Unity oferuje szereg terenów do wyboru. Jego ukształtowanie można modyfikować, nanosząc rozmaite elementy za pomocą edytora.</text:p>
      <text:p text:style-name="P18"/>
      <text:p text:style-name="P20">----------------- ZDJ: TEREN -------------------------------</text:p>
      <text:p text:style-name="P13"/>
      <text:p text:style-name="P16">3. Obserwator</text:p>
      <text:p text:style-name="P12"/>
      <text:p text:style-name="P19">Wprowadzenie obserwatora umożliwia użytkownikowi <text:span text:style-name="T6">obserwację symulacji z dowolnego punktu w świecie symulacji. </text:span></text:p>
      <text:p text:style-name="P20">Implementacja obserwatora polega na ….....................................................</text:p>
      <text:p text:style-name="P20"/>
      <text:p text:style-name="P20">----------------- ZDJ: OBSERWATOR -------------------------------</text:p>
      <text:p text:style-name="P19"/>
      <text:p text:style-name="Subtitle">Sterowanie w symulacji</text:p>
      <text:p text:style-name="P19"/>
      <text:p text:style-name="P19"><text:span text:style-name="T6">Poruszanie się obserwatora jest zrealizowane za pomocą strzałek na klawiaturze. Spacją można skakać. </text:span></text:p>
      <text:p text:style-name="P19"/>
      <text:p text:style-name="P20">Siłą oraz kierunkiem wiatru można sterować za pomocą suwaków na ekranie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54:26.936829720</meta:creation-date>
    <dc:date>2016-04-14T14:52:00.940712788</dc:date>
    <meta:editing-duration>PT6M4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483" meta:character-count="3784" meta:non-whitespace-character-count="3326"/>
  </office:meta>
</office:document-meta>
</file>